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ircle Statistics" table:style-name="ta1">
        <table:shapes>
          <draw:frame draw:z-index="0" draw:style-name="gr1" draw:text-style-name="P1" svg:width="13.291cm" svg:height="8.988cm" svg:x="9.774cm" svg:y="0.171cm">
            <draw:object draw:notify-on-update-of-ranges="'Circle Statistics'.A2:'Circle Statistics'.A64 'Circle Statistics'.B2:'Circle Statistics'.B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Radius(um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Radius (pixel)</text:p>
          </table:table-cell>
        </table:table-row>
        <table:table-row table:style-name="ro1">
          <table:table-cell table:formula="of:=[.D2]*0.68" office:value-type="float" office:value="4.76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D3]*0.68" office:value-type="float" office:value="5.44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D4]*0.68" office:value-type="float" office:value="6.12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D5]*0.68" office:value-type="float" office:value="6.8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D6]*0.68" office:value-type="float" office:value="7.48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D7]*0.68" office:value-type="float" office:value="8.16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D8]*0.68" office:value-type="float" office:value="8.84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D9]*0.68" office:value-type="float" office:value="9.52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D10]*0.68" office:value-type="float" office:value="10.2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D11]*0.68" office:value-type="float" office:value="10.88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D12]*0.68" office:value-type="float" office:value="11.56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D13]*0.68" office:value-type="float" office:value="12.24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D14]*0.68" office:value-type="float" office:value="12.92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D15]*0.68" office:value-type="float" office:value="13.6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D16]*0.68" office:value-type="float" office:value="14.28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D17]*0.68" office:value-type="float" office:value="14.96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D18]*0.68" office:value-type="float" office:value="15.64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D19]*0.68" office:value-type="float" office:value="16.32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D20]*0.68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D21]*0.68" office:value-type="float" office:value="17.6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D22]*0.68" office:value-type="float" office:value="18.36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D23]*0.68" office:value-type="float" office:value="19.04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D24]*0.68" office:value-type="float" office:value="19.72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D25]*0.68" office:value-type="float" office:value="20.4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D26]*0.68" office:value-type="float" office:value="21.08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D27]*0.68" office:value-type="float" office:value="21.76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D28]*0.68" office:value-type="float" office:value="22.44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D29]*0.68" office:value-type="float" office:value="23.12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D30]*0.68" office:value-type="float" office:value="23.8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D31]*0.68" office:value-type="float" office:value="24.48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D32]*0.68" office:value-type="float" office:value="25.16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D33]*0.68" office:value-type="float" office:value="25.84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D34]*0.68" office:value-type="float" office:value="26.52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D35]*0.68" office:value-type="float" office:value="27.2" calcext:value-type="float">
            <text:p>2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D36]*0.68" office:value-type="float" office:value="27.8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D37]*0.68" office:value-type="float" office:value="28.56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D38]*0.68" office:value-type="float" office:value="29.24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D39]*0.68" office:value-type="float" office:value="29.92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D40]*0.68" office:value-type="float" office:value="30.6" calcext:value-type="float">
            <text:p>3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D41]*0.68" office:value-type="float" office:value="31.28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D42]*0.68" office:value-type="float" office:value="31.96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D43]*0.68" office:value-type="float" office:value="32.64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D44]*0.68" office:value-type="float" office:value="33.32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D45]*0.68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D46]*0.68" office:value-type="float" office:value="34.68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D47]*0.68" office:value-type="float" office:value="35.36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D48]*0.68" office:value-type="float" office:value="36.04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D49]*0.68" office:value-type="float" office:value="36.72" calcext:value-type="float">
            <text:p>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D50]*0.68" office:value-type="float" office:value="37.4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D51]*0.68" office:value-type="float" office:value="38.0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D52]*0.68" office:value-type="float" office:value="38.76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D53]*0.68" office:value-type="float" office:value="39.44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D54]*0.68" office:value-type="float" office:value="40.12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D55]*0.68" office:value-type="float" office:value="41.48" calcext:value-type="float">
            <text:p>4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D56]*0.68" office:value-type="float" office:value="42.84" calcext:value-type="float">
            <text:p>4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D57]*0.68" office:value-type="float" office:value="43.52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D58]*0.68" office:value-type="float" office:value="44.2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D59]*0.68" office:value-type="float" office:value="46.24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D60]*0.68" office:value-type="float" office:value="50.32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D61]*0.68" office:value-type="float" office:value="53.72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D62]*0.68" office:value-type="float" office:value="59.84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[.D63]*0.68" office:value-type="float" office:value="66.64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D64]*0.68" office:value-type="float" office:value="72.08" calcext:value-type="float">
            <text:p>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Default"/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Total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/>
    </number:number-style>
    <number:number-style style:name="N11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 style:data-style-name="N2" text:time-value="20:36:16.460241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date>2025-11-08T20:43:00.416948500</dc:date>
    <meta:editing-duration>PT10M46S</meta:editing-duration>
    <meta:editing-cycles>2</meta:editing-cycles>
    <meta:document-statistic meta:table-count="2" meta:cell-count="19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0" style:family="chart" style:data-style-name="N2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3.292cm" svg:height="8.989cm" xlink:href=".." xlink:type="simple" chart:class="chart:scatter" chart:style-name="ch1">
        <chart:plot-area chart:style-name="ch2" svg:x="1.266cm" svg:y="0.179cm" svg:width="11.761cm" svg:height="7.66cm">
          <chart:coordinate-region svg:x="1.917cm" svg:y="0.381cm" svg:width="10.908cm" svg:height="6.805cm"/>
          <chart:axis chart:dimension="x" chart:name="primary-x" chart:style-name="ch3">
            <chart:title svg:x="6.365cm" svg:y="8.018cm" chart:style-name="ch4">
              <text:p><text:span text:style-name="T1">rayon(um)</text:span></text:p>
            </chart:title>
          </chart:axis>
          <chart:axis chart:dimension="y" chart:name="primary-y" chart:style-name="ch5">
            <chart:title svg:x="0.451cm" svg:y="5.425cm" chart:style-name="ch6">
              <text:p><text:span text:style-name="T1">Nombre de cellules</text:span></text:p>
            </chart:title>
            <chart:grid chart:style-name="ch7" chart:class="major"/>
          </chart:axis>
          <chart:series chart:style-name="ch8" chart:values-cell-range-address="'Circle Statistics'.B2:'Circle Statistics'.B64" chart:class="chart:scatter">
            <chart:domain table:cell-range-address="'Circle Statistics'.A2:'Circle Statistics'.A64"/>
            <chart:regression-curve chart:style-name="ch9">
              <chart:equation chart:display-equation="true" chart:display-r-square="true" svg:x="6.315cm" svg:y="0.638cm" chart:style-name="ch10"/>
            </chart:regression-curve>
            <chart:data-point chart:repeated="6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6">
                <text:p>4.76</text:p>
                <draw:g>
                  <svg:desc>'Circle Statistics'.A2:'Circle Statistics'.A64</svg:desc>
                </draw:g>
              </table:table-cell>
              <table:table-cell office:value-type="float" office:value="1">
                <text:p>1</text:p>
                <draw:g>
                  <svg:desc>'Circle Statistics'.B2:'Circle Statistics'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4">
                <text:p>5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12">
                <text:p>6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48">
                <text:p>7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6">
                <text:p>8.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84">
                <text:p>8.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52">
                <text:p>9.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2">
                <text:p>10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88">
                <text:p>10.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56">
                <text:p>11.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24">
                <text:p>12.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92">
                <text:p>12.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6">
                <text:p>13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6">
                <text:p>14.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64">
                <text:p>15.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32">
                <text:p>16.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68">
                <text:p>17.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36">
                <text:p>18.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04">
                <text:p>19.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72">
                <text:p>19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4">
                <text:p>20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08">
                <text:p>21.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76">
                <text:p>2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44">
                <text:p>22.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12">
                <text:p>23.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8">
                <text:p>23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48">
                <text:p>24.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16">
                <text:p>25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.84">
                <text:p>25.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.52">
                <text:p>26.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.2">
                <text:p>27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88">
                <text:p>27.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.56">
                <text:p>28.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.24">
                <text:p>2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92">
                <text:p>29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6">
                <text:p>30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.28">
                <text:p>31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.96">
                <text:p>31.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.64">
                <text:p>32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32">
                <text:p>33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.68">
                <text:p>34.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.36">
                <text:p>35.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.04">
                <text:p>36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.72">
                <text:p>36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.4">
                <text:p>37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.08">
                <text:p>38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.76">
                <text:p>38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.44">
                <text:p>39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.12">
                <text:p>40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.48">
                <text:p>41.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.84">
                <text:p>42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.52">
                <text:p>43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2">
                <text:p>44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.24">
                <text:p>46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.32">
                <text:p>50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.72">
                <text:p>53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84">
                <text:p>59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.64">
                <text:p>66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.08">
                <text:p>72.0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